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margin-top="0cm" fo:margin-bottom="0.282cm" loext:contextual-spacing="false" fo:line-height="108%"/>
    </style:style>
    <style:style style:name="P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6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7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8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0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1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2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3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4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5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6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7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8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9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0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1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22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3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4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5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6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7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8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29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</style:style>
    <style:style style:name="P3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2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fo:color="#000000" style:font-name="Times New Roman" fo:font-size="13.5pt" style:font-name-asian="Times New Roman1" style:font-size-asian="13.5pt" style:font-name-complex="Times New Roman1" style:font-size-complex="13.5pt" fo:background-color="#ffff00"/>
    </style:style>
    <style:style style:name="T4" style:family="text">
      <style:text-properties fo:color="#000000"/>
    </style:style>
    <style:style style:name="T5" style:family="text"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T6" style:family="text">
      <style:text-properties fo:color="#000000" style:font-name="Courier New" fo:font-size="13.5pt" style:font-name-asian="Courier New2" style:font-size-asian="13.5pt" style:font-name-complex="Courier New2" style:font-size-complex="13.5pt" fo:background-color="#ffff00"/>
    </style:style>
    <style:style style:name="T7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8" style:family="text">
      <style:text-properties style:font-name="Times New Roman" fo:font-size="13.5pt" style:font-name-asian="Times New Roman1" style:font-size-asian="13.5pt" style:font-name-complex="Times New Roman1" style:font-size-complex="13.5pt" fo:background-color="#ffff00"/>
    </style:style>
    <style:style style:name="T9" style:family="text">
      <style:text-properties fo:font-weight="bold" style:font-weight-asian="bold"/>
    </style:style>
    <style:style style:name="T10" style:family="text">
      <style:text-properties fo:background-color="#ffff00"/>
    </style:style>
    <style:style style:name="T11" style:family="text">
      <style:text-properties fo:background-color="#fff200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fff200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loext:char-shading-value="0" fo:background-color="#ffff00"/>
    </style:style>
    <style:style style:name="T16" style:family="text">
      <style:text-properties fo:background-color="#ffffff" loext:char-shading-value="0"/>
    </style:style>
    <style:style style:name="T17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<text:span text:style-name="T1">Core Java: Part 1</text:span></text:p>
      <text:p text:style-name="P5"><text:span text:style-name="T1">Which of the following are keywords in Java programming language</text:span></text:p>
      <text:list xml:id="list4126092089" text:style-name="WWNum6">
        <text:list-item>
          <text:p text:style-name="P6"><text:span text:style-name="T7">..</text:span><text:span text:style-name="T3">a) public</text:span></text:p>
        </text:list-item>
        <text:list-item>
          <text:p text:style-name="P14"><text:span text:style-name="T8">..</text:span><text:span text:style-name="T3">b) static</text:span></text:p>
        </text:list-item>
        <text:list-item>
          <text:p text:style-name="P14"><text:span text:style-name="T8">..</text:span><text:span text:style-name="T3">c) void</text:span></text:p>
        </text:list-item>
        <text:list-item>
          <text:p text:style-name="P14"><text:span text:style-name="T7">...</text:span><text:span text:style-name="T2">d) main</text:span></text:p>
        </text:list-item>
        <text:list-item>
          <text:p text:style-name="P22"><text:span text:style-name="T2">e) scope</text:span></text:p>
        </text:list-item>
      </text:list>
      <text:p text:style-name="P5"><text:span text:style-name="T1">Consider the code</text:span></text:p>
      <text:p text:style-name="P30"><text:span text:style-name="T5">private static void printTotal(int i, int j) {</text:span></text:p>
      <text:p text:style-name="P30"><text:span text:style-name="T5">int sum = i + j;</text:span></text:p>
      <text:p text:style-name="P30"><text:span text:style-name="T5">System.out.println("This program performs addition " +</text:span></text:p>
      <text:p text:style-name="P30"><text:span text:style-name="T5">"using two numbers supplied.");</text:span></text:p>
      <text:p text:style-name="P30"><text:span text:style-name="T5">System.out.println("The two numbers and the sum: " +</text:span></text:p>
      <text:p text:style-name="P30"><text:span text:style-name="T5">i + " + " + j + " = " + sum);</text:span></text:p>
      <text:p text:style-name="P30"><text:span text:style-name="T5">}</text:span></text:p>
      <text:p text:style-name="P5"><text:span text:style-name="T2">In the above code which of the following define local variables:</text:span></text:p>
      <text:list xml:id="list148538504" text:style-name="WWNum7">
        <text:list-item>
          <text:p text:style-name="P7"><text:span text:style-name="T2">a) i, j only.</text:span></text:p>
        </text:list-item>
        <text:list-item>
          <text:p text:style-name="P15"><text:span text:style-name="T2">b) sum only.</text:span></text:p>
        </text:list-item>
        <text:list-item>
          <text:p text:style-name="P15"><text:span text:style-name="T3">c) i, j and sum.</text:span></text:p>
        </text:list-item>
        <text:list-item>
          <text:p text:style-name="P23"><text:span text:style-name="T2">d) There are no local variables.</text:span></text:p>
        </text:list-item>
      </text:list>
      <text:p text:style-name="P5"><text:span text:style-name="T1">Which of the following are correct regarding Java variables</text:span></text:p>
      <text:list xml:id="list2797433677" text:style-name="WWNum8">
        <text:list-item>
          <text:p text:style-name="P8"><text:span text:style-name="T2">a) The default value for boolean variable is: true.</text:span></text:p>
        </text:list-item>
        <text:list-item>
          <text:p text:style-name="P16"><text:span text:style-name="T2">b) A literal and a variable are the same.</text:span></text:p>
        </text:list-item>
        <text:list-item>
          <text:p text:style-name="P16"><text:span text:style-name="T2">c) This is a valid variable declaration: int _52 = 52;</text:span></text:p>
        </text:list-item>
        <text:list-item>
          <text:p text:style-name="P24"><text:span text:style-name="T3">d) This is a valid instance variable declaration: int i, j = 10;</text:span></text:p>
        </text:list-item>
      </text:list>
      <text:p text:style-name="P32"/>
      <text:p text:style-name="P5"><text:span text:style-name="T1">Consider the code:</text:span></text:p>
      <text:p text:style-name="P30"><text:span text:style-name="T5">// This program prints text and an integer number.</text:span></text:p>
      <text:p text:style-name="P30"><text:span text:style-name="T5">public class YearPrinter {</text:span></text:p>
      <text:p text:style-name="P30"><text:span text:style-name="T5">public static void main(String [] args) {</text:span></text:p>
      <text:p text:style-name="P30"><text:span text:style-name="T5">int year= 2013;</text:span></text:p>
      <text:p text:style-name="P30"><text:span text:style-name="T5">System.out.println("This year is: " + year);</text:span></text:p>
      <text:p text:style-name="P30"><text:span text:style-name="T5">}</text:span></text:p>
      <text:p text:style-name="P30"><text:soft-page-break/><text:span text:style-name="T5">}</text:span></text:p>
      <text:p text:style-name="P5"><text:span text:style-name="T2">Which of the following are correct of the above code:</text:span></text:p>
      <text:list xml:id="list1580828395" text:style-name="WWNum1">
        <text:list-item>
          <text:p text:style-name="P9"><text:span text:style-name="T3">a) “year” is a numeric variable.</text:span></text:p>
        </text:list-item>
        <text:list-item>
          <text:p text:style-name="P17"><text:span text:style-name="T3">b) ‘System.out.println(“This year is: ” + year);’ is a statement.</text:span></text:p>
        </text:list-item>
        <text:list-item>
          <text:p text:style-name="P17"><text:span text:style-name="T3">c) “YearPrinter” is the name of a class.</text:span></text:p>
        </text:list-item>
        <text:list-item>
          <text:p text:style-name="P17"><text:span text:style-name="T3">d) “main” is the name of a method.</text:span></text:p>
        </text:list-item>
        <text:list-item>
          <text:p text:style-name="P25"><text:span text:style-name="T3">e) “//” is used to write a comment within a class.</text:span></text:p>
        </text:list-item>
      </text:list>
      <text:p text:style-name="P5"><text:span text:style-name="T1">Q 5 :</text:span><text:span text:style-name="T2"> </text:span><text:span text:style-name="T1">Which of the following code snippets correctly show statement “blocks”</text:span></text:p>
      <text:p text:style-name="P5"><text:span text:style-name="T2">a.</text:span></text:p>
      <text:p text:style-name="P30"><text:span text:style-name="T5">public int calculate(int a, int b) {</text:span></text:p>
      <text:p text:style-name="P30"><text:span text:style-name="T5">int c = a + b;</text:span></text:p>
      <text:p text:style-name="P30"><text:span text:style-name="T5">System.out.println("a+b = " + c);</text:span></text:p>
      <text:p text:style-name="P30"><text:span text:style-name="T5">return c;</text:span></text:p>
      <text:p text:style-name="P30"><text:span text:style-name="T5">}</text:span></text:p>
      <text:p text:style-name="P5"><text:span text:style-name="T2">b.</text:span></text:p>
      <text:p text:style-name="P30"><text:span text:style-name="T5">String a = "Java";</text:span></text:p>
      <text:p text:style-name="P30"><text:span text:style-name="T5">String b = "programming";</text:span></text:p>
      <text:p text:style-name="P30"><text:span text:style-name="T5">String c = "Java programming";</text:span></text:p>
      <text:p text:style-name="P30"><text:span text:style-name="T5">if (c.equals(a + b)) {</text:span></text:p>
      <text:p text:style-name="P30"><text:span text:style-name="T5">System.out.println("Java programming"); // prints Java programming</text:span></text:p>
      <text:p text:style-name="P30"><text:span text:style-name="T5">}</text:span></text:p>
      <text:p text:style-name="P5"><text:span text:style-name="T2">c.</text:span></text:p>
      <text:p text:style-name="P30"><text:span text:style-name="T5">{</text:span></text:p>
      <text:p text:style-name="P30"><text:span text:style-name="T5">Object object = null;</text:span></text:p>
      <text:p text:style-name="P30"><text:span text:style-name="T5">}</text:span></text:p>
      <text:p text:style-name="P5"><text:span text:style-name="T2">d.</text:span></text:p>
      <text:p text:style-name="P30"><text:span text:style-name="T6">Integer i = null;</text:span></text:p>
      <text:p text:style-name="P30"><text:span text:style-name="T6">try {</text:span></text:p>
      <text:p text:style-name="P30"><text:span text:style-name="T6">i = new Integer("56");</text:span></text:p>
      <text:p text:style-name="P30"><text:span text:style-name="T6">}</text:span></text:p>
      <text:p text:style-name="P30"><text:span text:style-name="T6">catch(NumberFormatException nfe) {</text:span></text:p>
      <text:p text:style-name="P30"><text:span text:style-name="T6">nfe.printStackTrace();</text:span></text:p>
      <text:p text:style-name="P30"><text:span text:style-name="T6">}</text:span></text:p>
      <text:p text:style-name="P5"><text:span text:style-name="T1">To create a Java application which of the following are required</text:span></text:p>
      <text:list xml:id="list2553080148" text:style-name="WWNum2">
        <text:list-item>
          <text:p text:style-name="P10"><text:soft-page-break/><text:span text:style-name="T3">a) A source code file.</text:span></text:p>
        </text:list-item>
        <text:list-item>
          <text:p text:style-name="P18"><text:span text:style-name="T3">b) Java programming language compiler.</text:span></text:p>
        </text:list-item>
        <text:list-item>
          <text:p text:style-name="P18"><text:span text:style-name="T3">c) A text editor or an IDE.</text:span></text:p>
        </text:list-item>
        <text:list-item>
          <text:p text:style-name="P26"><text:span text:style-name="T3">d) The Java application launcer.</text:span></text:p>
        </text:list-item>
      </text:list>
      <text:p text:style-name="P5"><text:span text:style-name="T1">Consider the code</text:span></text:p>
      <text:p text:style-name="P30"><text:span text:style-name="T5">public class YearPrinter {</text:span></text:p>
      <text:p text:style-name="P30"><text:span text:style-name="T5">public static void main(String [] args) {</text:span></text:p>
      <text:p text:style-name="P30"><text:span text:style-name="T5">new YearPrinter().printIt();</text:span></text:p>
      <text:p text:style-name="P30"><text:span text:style-name="T5">}</text:span></text:p>
      <text:p text:style-name="P30"><text:span text:style-name="T5">private void printIt() {</text:span></text:p>
      <text:p text:style-name="P30"><text:span text:style-name="T5">int year= 2013;</text:span></text:p>
      <text:p text:style-name="P30"><text:span text:style-name="T5">System.out.println("This year is: " + year);</text:span></text:p>
      <text:p text:style-name="P30"><text:span text:style-name="T5">}</text:span></text:p>
      <text:p text:style-name="P31"/>
      <text:p text:style-name="P30"><text:span text:style-name="T5">}</text:span></text:p>
      <text:p text:style-name="P5"><text:span text:style-name="T2">Which one of the following is correct after the above is compiled and run:</text:span></text:p>
      <text:list xml:id="list3094950395" text:style-name="WWNum3">
        <text:list-item>
          <text:p text:style-name="P11"><text:span text:style-name="T2">a) There is a compile time error.</text:span></text:p>
        </text:list-item>
        <text:list-item>
          <text:p text:style-name="P19"><text:span text:style-name="T2">b) The program prints “The year is: 2013”.</text:span></text:p>
        </text:list-item>
        <text:list-item>
          <text:p text:style-name="P27"><text:span text:style-name="T3">c) There is a runtime error.</text:span></text:p>
        </text:list-item>
      </text:list>
      <text:p text:style-name="P5"><text:span text:style-name="T1">Consider the code</text:span></text:p>
      <text:p text:style-name="P30"><text:span text:style-name="T5">package mypackage;</text:span></text:p>
      <text:p text:style-name="P31"/>
      <text:p text:style-name="P30"><text:span text:style-name="T5">public class ClassA {</text:span></text:p>
      <text:p text:style-name="P30"><text:span text:style-name="T5">public static void main(String [] args) {</text:span></text:p>
      <text:p text:style-name="P30"><text:span text:style-name="T5">new ClassA().doThis();</text:span></text:p>
      <text:p text:style-name="P30"><text:span text:style-name="T5">}</text:span></text:p>
      <text:p text:style-name="P30"><text:span text:style-name="T5">public void doThis() {</text:span></text:p>
      <text:p text:style-name="P30"><text:span text:style-name="T5">System.out.println("Running the ClassA class.");</text:span></text:p>
      <text:p text:style-name="P30"><text:span text:style-name="T5">}</text:span></text:p>
      <text:p text:style-name="P30"><text:span text:style-name="T5">}</text:span></text:p>
      <text:p text:style-name="P5"><text:span text:style-name="T2">Assume that the ClassA.java is in the current directory. And, all the Java commands are run from the current directory. Which of the following are correct:</text:span></text:p>
      <text:p text:style-name="P33"/>
      <text:list xml:id="list1334842387" text:style-name="WWNum4">
        <text:list-item>
          <text:p text:style-name="P12"><text:span text:style-name="T3">a) The command “javac -d . ClassA.java” at command prompt creates a directory called mypackage, and ClassA.class file within that directory.</text:span></text:p>
        </text:list-item>
        <text:list-item>
          <text:p text:style-name="P20"><text:span text:style-name="T2">b) The above class can be run at the command prompt using the command “java mypackage.ClassA”.</text:span></text:p>
        </text:list-item>
        <text:list-item>
          <text:p text:style-name="P20"><text:soft-page-break/><text:span text:style-name="T2">c) The above class can be run at the command prompt using the command “java ClassA”.</text:span></text:p>
        </text:list-item>
        <text:list-item>
          <text:p text:style-name="P28"><text:span text:style-name="T2">d) The above class can be run at the command prompt using the command “java ClassA.class”.</text:span></text:p>
        </text:list-item>
      </text:list>
      <text:p text:style-name="P5"><text:span text:style-name="T1">The package and import statements must be specified before a class definition within a class file</text:span></text:p>
      <text:p text:style-name="P5"><text:span text:style-name="T2">True or false:True</text:span></text:p>
      <text:p text:style-name="P5"><text:span text:style-name="T1">Consider the following two Java classes</text:span></text:p>
      <text:p text:style-name="P30"><text:span text:style-name="T5">ProgramA.java:</text:span></text:p>
      <text:p text:style-name="P31"/>
      <text:p text:style-name="P30"><text:span text:style-name="T5">import java.util.ArrayList;</text:span></text:p>
      <text:p text:style-name="P30"><text:span text:style-name="T5">public class ProgramA {</text:span></text:p>
      <text:p text:style-name="P31"/>
      <text:p text:style-name="P30"><text:span text:style-name="T5">public static void main (String [] rrr) {</text:span></text:p>
      <text:p text:style-name="P30"><text:span text:style-name="T5">ArrayList&lt;String&gt; list1 = new ArrayList&lt;String&gt;();</text:span></text:p>
      <text:p text:style-name="P30"><text:span text:style-name="T5">list1.add("element 1");</text:span></text:p>
      <text:p text:style-name="P30"><text:span text:style-name="T5">System.out.println("An element is added to the array list.");</text:span></text:p>
      <text:p text:style-name="P30"><text:span text:style-name="T5">}</text:span></text:p>
      <text:p text:style-name="P30"><text:span text:style-name="T5">}</text:span></text:p>
      <text:p text:style-name="P31"/>
      <text:p text:style-name="P30"><text:span text:style-name="T5">ProgramB.java:</text:span></text:p>
      <text:p text:style-name="P31"/>
      <text:p text:style-name="P30"><text:span text:style-name="T5">public class ProgramB {</text:span></text:p>
      <text:p text:style-name="P31"/>
      <text:p text:style-name="P30"><text:span text:style-name="T5">public static void main (String [] args) {</text:span></text:p>
      <text:p text:style-name="P30"><text:span text:style-name="T5">java.util.ArrayList&lt;String&gt; list = new java.util.ArrayList&lt;String&gt;();</text:span></text:p>
      <text:p text:style-name="P30"><text:span text:style-name="T5">list.add("element 1");</text:span></text:p>
      <text:p text:style-name="P30"><text:span text:style-name="T5">System.out.println("An element is added to the array list.");</text:span></text:p>
      <text:p text:style-name="P30"><text:span text:style-name="T5">}</text:span></text:p>
      <text:p text:style-name="P30"><text:span text:style-name="T5">}</text:span></text:p>
      <text:p text:style-name="P5"><text:span text:style-name="T2">Which of the following are correct of the above two classes:</text:span></text:p>
      <text:list xml:id="list2402447071" text:style-name="WWNum5">
        <text:list-item>
          <text:p text:style-name="P13"><text:span text:style-name="T3">a) Both ProgramA and ProgramB compile, run and print “An element is added to the arraylist .”.</text:span></text:p>
        </text:list-item>
        <text:list-item>
          <text:p text:style-name="P21"><text:span text:style-name="T2">b) Only ProgramA compiles, runs and prints “An element is added to the arraylist .”.</text:span></text:p>
        </text:list-item>
        <text:list-item>
          <text:p text:style-name="P21"><text:span text:style-name="T2">c) Only ProgramB compiles, runs and print “An element is added to the </text:span><text:soft-page-break/><text:span text:style-name="T2">arraylist .”.</text:span></text:p>
        </text:list-item>
        <text:list-item>
          <text:p text:style-name="P29"><text:span text:style-name="T2">d) Both ProgramA and ProgramB fail to compile and run.</text:span></text:p>
        </text:list-item>
      </text:list>
      <text:p text:style-name="Standard"/>
      <text:p text:style-name="Standard"/>
      <text:p text:style-name="Standard"/>
      <text:p text:style-name="Standard"><text:span text:style-name="T9">Which of the following is not introduced with Java 8?</text:span></text:p>
      <text:p text:style-name="Standard">a) Stream API</text:p>
      <text:p text:style-name="Standard">b) Serialization</text:p>
      <text:p text:style-name="Standard">c) Spliterator</text:p>
      <text:p text:style-name="Standard">d)<text:span text:style-name="T10"> Lambda Expression</text:span></text:p>
      <text:p text:style-name="Standard"/>
      <text:p text:style-name="Standard"/>
      <text:p text:style-name="Standard"><text:span text:style-name="T9">What is the purpose of BooleanSupplier function interface?</text:span></text:p>
      <text:p text:style-name="Standard">a) <text:span text:style-name="T12">represents supplier of Boolean-valued results</text:span></text:p>
      <text:p text:style-name="Standard">b) returns Boolean-valued result</text:p>
      <text:p text:style-name="Standard">c) There is no such function interface</text:p>
      <text:p text:style-name="Standard">d<text:span text:style-name="T16">) returns null if Boolean is passed as argument</text:span></text:p>
      <text:p text:style-name="Standard"/>
      <text:p text:style-name="Standard"><text:span text:style-name="T9">What is the return type of lambda expression?</text:span></text:p>
      <text:p text:style-name="Standard">a) String</text:p>
      <text:p text:style-name="Standard">b) Object</text:p>
      <text:p text:style-name="P1">c) void</text:p>
      <text:p text:style-name="P2">d) Function</text:p>
      <text:p text:style-name="Standard"/>
      <text:p text:style-name="Standard"><text:span text:style-name="T9">Which is the new method introduced in java 8 to iterate over a collection?</text:span></text:p>
      <text:p text:style-name="Standard">a) for (String i : StringList)</text:p>
      <text:p text:style-name="P2">b) foreach (String i : StringList)</text:p>
      <text:p text:style-name="P1">c) StringList.forEach()</text:p>
      <text:p text:style-name="Standard">d) List.for()</text:p>
      <text:p text:style-name="Standard"/>
      <text:p text:style-name="Standard"><text:span text:style-name="T9">What are the two types of Streams offered by java 8?</text:span></text:p>
      <text:p text:style-name="Standard"><text:soft-page-break/><text:span text:style-name="T10">a) sequential and parallel</text:span></text:p>
      <text:p text:style-name="Standard">b) sequential and random</text:p>
      <text:p text:style-name="Standard">c) parallel and random</text:p>
      <text:p text:style-name="Standard">d) random and synchronized</text:p>
      <text:p text:style-name="Standard"/>
      <text:p text:style-name="Standard"/>
      <text:p text:style-name="Standard"><text:span text:style-name="T9">Which feature of java 8 enables us to create a work stealing thread pool using all available processors at its target?</text:span></text:p>
      <text:p text:style-name="Standard">a) workPool</text:p>
      <text:p text:style-name="P1">b) newWorkStealingPool</text:p>
      <text:p text:style-name="Standard">c) threadPool</text:p>
      <text:p text:style-name="P2">d) workThreadPool</text:p>
      <text:p text:style-name="Standard"/>
      <text:p text:style-name="Standard"><text:span text:style-name="T9">What does Files.lines(Path path) do?</text:span></text:p>
      <text:p text:style-name="Standard">a) It reads all the files at the path specified as a String</text:p>
      <text:p text:style-name="P1">b) It reads all the lines from a file as a Stream</text:p>
      <text:p text:style-name="P2">c) It reads the filenames at the path specified</text:p>
      <text:p text:style-name="Standard">d) It counts the number of lines for files at the path specified</text:p>
      <text:p text:style-name="Standard"/>
      <text:p text:style-name="Standard"><text:span text:style-name="T9">What is Optional object used for?</text:span></text:p>
      <text:p text:style-name="Standard">a) Optional is used for optional runtime argument</text:p>
      <text:p text:style-name="Standard">b) Optional is used for optional spring profile</text:p>
      <text:p text:style-name="P1">c) Optional is used to represent null with absent value</text:p>
      <text:p text:style-name="P2">d) Optional means it’s not mandatory for method to return object</text:p>
      <text:p text:style-name="P2"/>
      <text:p text:style-name="P2"><text:span text:style-name="T9">What is the substitute of Rhino javascript engine in Java 8?</text:span></text:p>
      <text:p text:style-name="P1">a) Nashorn</text:p>
      <text:p text:style-name="P2">b) V8</text:p>
      <text:p text:style-name="P2">c) Inscript</text:p>
      <text:p text:style-name="P2">d) Narcissus</text:p>
      <text:p text:style-name="Standard"/>
      <text:p text:style-name="Standard"><text:span text:style-name="T9">What does SAM stand for in the context of Functional Interface?</text:span></text:p>
      <text:p text:style-name="Standard"><text:soft-page-break/>a) Single Ambivalue Method</text:p>
      <text:p text:style-name="Standard"><text:span text:style-name="T10">b) Single Abstract Method</text:span></text:p>
      <text:p text:style-name="Standard">c) Simple Active Markup</text:p>
      <text:p text:style-name="P3">d) Simple Abstract Marku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3" style:display-name="ListLabel 73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4" style:display-name="ListLabel 74" style:family="text"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6" style:display-name="ListLabel 76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7" style:display-name="ListLabel 77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9" style:display-name="ListLabel 79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0" style:display-name="ListLabel 80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2" style:display-name="ListLabel 82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3" style:display-name="ListLabel 83" style:family="text"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5" style:display-name="ListLabel 85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6" style:display-name="ListLabel 86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8" style:display-name="ListLabel 88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9" style:display-name="ListLabel 89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1" style:display-name="ListLabel 91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2" style:display-name="ListLabel 92" style:family="text"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4" style:display-name="ListLabel 94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5" style:display-name="ListLabel 95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7" style:display-name="ListLabel 97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8" style:display-name="ListLabel 98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0" style:display-name="ListLabel 100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1" style:display-name="ListLabel 101" style:family="text"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3" style:display-name="ListLabel 103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4" style:display-name="ListLabel 104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6" style:display-name="ListLabel 106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7" style:display-name="ListLabel 107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9" style:display-name="ListLabel 109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0" style:display-name="ListLabel 110" style:family="text"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2" style:display-name="ListLabel 112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3" style:display-name="ListLabel 113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5" style:display-name="ListLabel 115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6" style:display-name="ListLabel 116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9" style:display-name="ListLabel 119" style:family="text"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0" style:display-name="ListLabel 120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21" style:display-name="ListLabel 121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22" style:display-name="ListLabel 122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23" style:display-name="ListLabel 123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24" style:display-name="ListLabel 124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25" style:display-name="ListLabel 125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26" style:display-name="ListLabel 126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27" style:display-name="ListLabel 127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28" style:display-name="ListLabel 128" style:family="text"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9" style:display-name="ListLabel 129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0" style:display-name="ListLabel 130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1" style:display-name="ListLabel 131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2" style:display-name="ListLabel 132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3" style:display-name="ListLabel 133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4" style:display-name="ListLabel 134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5" style:display-name="ListLabel 135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6" style:display-name="ListLabel 136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7" style:display-name="ListLabel 137" style:family="text">
      <style:text-properties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38" style:display-name="ListLabel 138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9" style:display-name="ListLabel 139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0" style:display-name="ListLabel 140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1" style:display-name="ListLabel 141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2" style:display-name="ListLabel 142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3" style:display-name="ListLabel 143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4" style:display-name="ListLabel 144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76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7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9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0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85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86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88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9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9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9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9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9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0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0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0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0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1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1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1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1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2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2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2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2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3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3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3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4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4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4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4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82cm" loext:contextual-spacing="false" fo:line-height="108%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9-05-31T09:33:30.285397740</dc:date>
    <meta:editing-cycles>2</meta:editing-cycles>
    <meta:editing-duration>PT10M37S</meta:editing-duration>
    <meta:generator>LibreOffice/6.0.7.3$Linux_X86_64 LibreOffice_project/00m0$Build-3</meta:generator>
    <meta:document-statistic meta:table-count="0" meta:image-count="0" meta:object-count="0" meta:page-count="7" meta:paragraph-count="174" meta:word-count="1034" meta:character-count="5754" meta:non-whitespace-character-count="4927"/>
  </office:meta>
</office:document-meta>
</file>